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1.25mm"/>
    </style:style>
    <style:style style:name="co2" style:family="table-column">
      <style:table-column-properties fo:break-before="auto" style:column-width="122.66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8.8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10.42mm"/>
    </style:style>
    <style:style style:name="co9" style:family="table-column">
      <style:table-column-properties fo:break-before="auto" style:column-width="6.88mm"/>
    </style:style>
    <style:style style:name="co10" style:family="table-column">
      <style:table-column-properties fo:break-before="auto" style:column-width="10.95mm"/>
    </style:style>
    <style:style style:name="co11" style:family="table-column">
      <style:table-column-properties fo:break-before="auto" style:column-width="21.33mm"/>
    </style:style>
    <style:style style:name="co12" style:family="table-column">
      <style:table-column-properties fo:break-before="auto" style:column-width="7.97mm"/>
    </style:style>
    <style:style style:name="co13" style:family="table-column">
      <style:table-column-properties fo:break-before="auto" style:column-width="7.71mm"/>
    </style:style>
    <style:style style:name="co14" style:family="table-column">
      <style:table-column-properties fo:break-before="auto" style:column-width="29.23mm"/>
    </style:style>
    <style:style style:name="co15" style:family="table-column">
      <style:table-column-properties fo:break-before="auto" style:column-width="31.13mm"/>
    </style:style>
    <style:style style:name="co16" style:family="table-column">
      <style:table-column-properties fo:break-before="auto" style:column-width="31.68mm"/>
    </style:style>
    <style:style style:name="co17" style:family="table-column">
      <style:table-column-properties fo:break-before="auto" style:column-width="33.04mm"/>
    </style:style>
    <style:style style:name="co18" style:family="table-column">
      <style:table-column-properties fo:break-before="auto" style:column-width="37.13mm"/>
    </style:style>
    <style:style style:name="co19" style:family="table-column">
      <style:table-column-properties fo:break-before="auto" style:column-width="32.49mm"/>
    </style:style>
    <style:style style:name="co20" style:family="table-column">
      <style:table-column-properties fo:break-before="auto" style:column-width="35.22mm"/>
    </style:style>
    <style:style style:name="co21" style:family="table-column">
      <style:table-column-properties fo:break-before="auto" style:column-width="28.95mm"/>
    </style:style>
    <style:style style:name="co22" style:family="table-column">
      <style:table-column-properties fo:break-before="auto" style:column-width="43.39mm"/>
    </style:style>
    <style:style style:name="co23" style:family="table-column">
      <style:table-column-properties fo:break-before="auto" style:column-width="25.14mm"/>
    </style:style>
    <style:style style:name="co24" style:family="table-column">
      <style:table-column-properties fo:break-before="auto" style:column-width="27.04mm"/>
    </style:style>
    <style:style style:name="co25" style:family="table-column">
      <style:table-column-properties fo:break-before="auto" style:column-width="27.59mm"/>
    </style:style>
    <style:style style:name="co26" style:family="table-column">
      <style:table-column-properties fo:break-before="auto" style:column-width="24.87mm"/>
    </style:style>
    <style:style style:name="co27" style:family="table-column">
      <style:table-column-properties fo:break-before="auto" style:column-width="39.3mm"/>
    </style:style>
    <style:style style:name="co28" style:family="table-column">
      <style:table-column-properties fo:break-before="auto" style:column-width="9.61mm"/>
    </style:style>
    <style:style style:name="co29" style:family="table-column">
      <style:table-column-properties fo:break-before="auto" style:column-width="17.78mm"/>
    </style:style>
    <style:style style:name="co30" style:family="table-column">
      <style:table-column-properties fo:break-before="auto" style:column-width="15.33mm"/>
    </style:style>
    <style:style style:name="co31" style:family="table-column">
      <style:table-column-properties fo:break-before="auto" style:column-width="39.03mm"/>
    </style:style>
    <style:style style:name="co32" style:family="table-column">
      <style:table-column-properties fo:break-before="auto" style:column-width="22.42mm"/>
    </style:style>
    <style:style style:name="co33" style:family="table-column">
      <style:table-column-properties fo:break-before="auto" style:column-width="33.85mm"/>
    </style:style>
    <style:style style:name="co34" style:family="table-column">
      <style:table-column-properties fo:break-before="auto" style:column-width="22.97mm"/>
    </style:style>
    <style:style style:name="co35" style:family="table-column">
      <style:table-column-properties fo:break-before="auto" style:column-width="37.68mm"/>
    </style:style>
    <style:style style:name="co36" style:family="table-column">
      <style:table-column-properties fo:break-before="auto" style:column-width="39.85mm"/>
    </style:style>
    <style:style style:name="co37" style:family="table-column">
      <style:table-column-properties fo:break-before="auto" style:column-width="17.52mm"/>
    </style:style>
    <style:style style:name="co3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cla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bo</text:p>
          </table:table-cell>
          <table:table-cell office:value-type="string" calcext:value-type="string">
            <text:p>cboModified</text:p>
          </table:table-cell>
          <table:table-cell office:value-type="string" calcext:value-type="string">
            <text:p>fanin</text:p>
          </table:table-cell>
          <table:table-cell office:value-type="string" calcext:value-type="string">
            <text:p>fanout</text:p>
          </table:table-cell>
          <table:table-cell office:value-type="string" calcext:value-type="string">
            <text:p>wmc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lcom</text:p>
          </table:table-cell>
          <table:table-cell office:value-type="string" calcext:value-type="string">
            <text:p>lcom*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lcc</text:p>
          </table:table-cell>
          <table:table-cell office:value-type="string" calcext:value-type="string">
            <text:p>totalMethodsQty</text:p>
          </table:table-cell>
          <table:table-cell office:value-type="string" calcext:value-type="string">
            <text:p>staticMethodsQty</text:p>
          </table:table-cell>
          <table:table-cell office:value-type="string" calcext:value-type="string">
            <text:p>publicMethodsQty</text:p>
          </table:table-cell>
          <table:table-cell office:value-type="string" calcext:value-type="string">
            <text:p>privateMethodsQty</text:p>
          </table:table-cell>
          <table:table-cell office:value-type="string" calcext:value-type="string">
            <text:p>protectedMethodsQty</text:p>
          </table:table-cell>
          <table:table-cell office:value-type="string" calcext:value-type="string">
            <text:p>defaultMethodsQty</text:p>
          </table:table-cell>
          <table:table-cell office:value-type="string" calcext:value-type="string">
            <text:p>visibleMethodsQty</text:p>
          </table:table-cell>
          <table:table-cell office:value-type="string" calcext:value-type="string">
            <text:p>abstractMethodsQty</text:p>
          </table:table-cell>
          <table:table-cell office:value-type="string" calcext:value-type="string">
            <text:p>finalMethodsQty</text:p>
          </table:table-cell>
          <table:table-cell office:value-type="string" calcext:value-type="string">
            <text:p>synchronizedMethodsQty</text:p>
          </table:table-cell>
          <table:table-cell office:value-type="string" calcext:value-type="string">
            <text:p>totalFieldsQty</text:p>
          </table:table-cell>
          <table:table-cell office:value-type="string" calcext:value-type="string">
            <text:p>staticFieldsQty</text:p>
          </table:table-cell>
          <table:table-cell office:value-type="string" calcext:value-type="string">
            <text:p>publicFieldsQty</text:p>
          </table:table-cell>
          <table:table-cell office:value-type="string" calcext:value-type="string">
            <text:p>privateFieldsQty</text:p>
          </table:table-cell>
          <table:table-cell office:value-type="string" calcext:value-type="string">
            <text:p>protectedFieldsQty</text:p>
          </table:table-cell>
          <table:table-cell office:value-type="string" calcext:value-type="string">
            <text:p>defaultFieldsQty</text:p>
          </table:table-cell>
          <table:table-cell office:value-type="string" calcext:value-type="string">
            <text:p>finalFieldsQty</text:p>
          </table:table-cell>
          <table:table-cell office:value-type="string" calcext:value-type="string">
            <text:p>synchronizedFieldsQty</text:p>
          </table:table-cell>
          <table:table-cell office:value-type="string" calcext:value-type="string">
            <text:p>nosi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returnQty</text:p>
          </table:table-cell>
          <table:table-cell office:value-type="string" calcext:value-type="string">
            <text:p>loopQty</text:p>
          </table:table-cell>
          <table:table-cell office:value-type="string" calcext:value-type="string">
            <text:p>comparisonsQty</text:p>
          </table:table-cell>
          <table:table-cell office:value-type="string" calcext:value-type="string">
            <text:p>tryCatchQty</text:p>
          </table:table-cell>
          <table:table-cell office:value-type="string" calcext:value-type="string">
            <text:p>parenthesizedExpsQty</text:p>
          </table:table-cell>
          <table:table-cell office:value-type="string" calcext:value-type="string">
            <text:p>stringLiteralsQty</text:p>
          </table:table-cell>
          <table:table-cell office:value-type="string" calcext:value-type="string">
            <text:p>numbersQty</text:p>
          </table:table-cell>
          <table:table-cell office:value-type="string" calcext:value-type="string">
            <text:p>assignmentsQty</text:p>
          </table:table-cell>
          <table:table-cell office:value-type="string" calcext:value-type="string">
            <text:p>mathOperationsQty</text:p>
          </table:table-cell>
          <table:table-cell office:value-type="string" calcext:value-type="string">
            <text:p>variablesQty</text:p>
          </table:table-cell>
          <table:table-cell office:value-type="string" calcext:value-type="string">
            <text:p>maxNestedBlocksQty</text:p>
          </table:table-cell>
          <table:table-cell office:value-type="string" calcext:value-type="string">
            <text:p>anonymousClassesQty</text:p>
          </table:table-cell>
          <table:table-cell office:value-type="string" calcext:value-type="string">
            <text:p>innerClassesQty</text:p>
          </table:table-cell>
          <table:table-cell office:value-type="string" calcext:value-type="string">
            <text:p>lambdasQty</text:p>
          </table:table-cell>
          <table:table-cell office:value-type="string" calcext:value-type="string">
            <text:p>uniqueWordsQty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logStatementsQty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SQLLoader.java</text:p>
          </table:table-cell>
          <table:table-cell office:value-type="string" calcext:value-type="string">
            <text:p>io.mattw.youtube.commentsuite.db.SQLLoader</text:p>
          </table:table-cell>
          <table:table-cell office:value-type="string" calcext:value-type="string">
            <text:p>enu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4444445" calcext:value-type="float">
            <text:p>0.44444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YouTubeSearchItem.java</text:p>
          </table:table-cell>
          <table:table-cell office:value-type="string" calcext:value-type="string">
            <text:p>io.mattw.youtube.commentsuite.fxml.YouTubeSearchItem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ImageLoader.java</text:p>
          </table:table-cell>
          <table:table-cell office:value-type="string" calcext:value-type="string">
            <text:p>io.mattw.youtube.commentsuite.ImageLoader</text:p>
          </table:table-cell>
          <table:table-cell office:value-type="string" calcext:value-type="string">
            <text:p>enum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GroupsTable.java</text:p>
          </table:table-cell>
          <table:table-cell office:value-type="string" calcext:value-type="string">
            <text:p>io.mattw.youtube.commentsuite.db.GroupsTable</text:p>
          </table:table-cell>
          <table:table-cell office:value-type="string" calcext:value-type="string">
            <text:p>class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0.8214286" calcext:value-type="float">
            <text:p>0.82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ManageGroupsManager.java</text:p>
          </table:table-cell>
          <table:table-cell office:value-type="string" calcext:value-type="string">
            <text:p>io.mattw.youtube.commentsuite.fxml.ManageGroupsManager</text:p>
          </table:table-cell>
          <table:table-cell office:value-type="string" calcext:value-type="string">
            <text:p>class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30" calcext:value-type="float">
            <text:p>30</text:p>
          </table:table-cell>
          <table:table-cell office:value-type="float" office:value="0.85692286" calcext:value-type="float">
            <text:p>0.85692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refresh/RefreshOptions.java</text:p>
          </table:table-cell>
          <table:table-cell office:value-type="string" calcext:value-type="string">
            <text:p>io.mattw.youtube.commentsuite.refresh.RefreshOptions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.8823529" calcext:value-type="float">
            <text:p>0.8823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refresh/ChannelConsumer.java</text:p>
          </table:table-cell>
          <table:table-cell office:value-type="string" calcext:value-type="string">
            <text:p>io.mattw.youtube.commentsuite.refresh.ChannelConsumer</text:p>
          </table:table-cell>
          <table:table-cell office:value-type="string" calcext:value-type="string">
            <text:p>clas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0.7142858" calcext:value-type="float">
            <text:p>0.7142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refresh/RefreshTimeframe.java</text:p>
          </table:table-cell>
          <table:table-cell office:value-type="string" calcext:value-type="string">
            <text:p>io.mattw.youtube.commentsuite.refresh.RefreshTimeframe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MGMVRemoveSelectedModal.java</text:p>
          </table:table-cell>
          <table:table-cell office:value-type="string" calcext:value-type="string">
            <text:p>io.mattw.youtube.commentsuite.fxml.MGMVRemoveSelectedModal</text:p>
          </table:table-cell>
          <table:table-cell office:value-type="string" calcext:value-type="string">
            <text:p>clas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75000006" calcext:value-type="float">
            <text:p>0.750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MGCreateGroupModal.java</text:p>
          </table:table-cell>
          <table:table-cell office:value-type="string" calcext:value-type="string">
            <text:p>io.mattw.youtube.commentsuite.fxml.MGCreateGroupModal</text:p>
          </table:table-cell>
          <table:table-cell office:value-type="string" calcext:value-type="string">
            <text:p>clas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5555555" calcext:value-type="float">
            <text:p>0.555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MainQuotaModal.java</text:p>
          </table:table-cell>
          <table:table-cell office:value-type="string" calcext:value-type="string">
            <text:p>io.mattw.youtube.commentsuite.fxml.MainQuotaModal</text:p>
          </table:table-cell>
          <table:table-cell office:value-type="string" calcext:value-type="string">
            <text:p>clas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.6666666" calcext:value-type="float">
            <text:p>0.6666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events/ViewTreeEvent.java</text:p>
          </table:table-cell>
          <table:table-cell office:value-type="string" calcext:value-type="string">
            <text:p>io.mattw.youtube.commentsuite.events.ViewTreeEvent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util/UTF8UrlEncoder.java</text:p>
          </table:table-cell>
          <table:table-cell office:value-type="string" calcext:value-type="string">
            <text:p>io.mattw.youtube.commentsuite.util.UTF8UrlEncoder</text:p>
          </table:table-cell>
          <table:table-cell office:value-type="string" calcext:value-type="string">
            <text:p>clas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events/GroupItemAddEvent.java</text:p>
          </table:table-cell>
          <table:table-cell office:value-type="string" calcext:value-type="string">
            <text:p>io.mattw.youtube.commentsuite.events.GroupItemAddEvent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LetterAvatar.java</text:p>
          </table:table-cell>
          <table:table-cell office:value-type="string" calcext:value-type="string">
            <text:p>io.mattw.youtube.commentsuite.LetterAvatar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41666666" calcext:value-type="float">
            <text:p>0.41666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ConfigFile.java</text:p>
          </table:table-cell>
          <table:table-cell office:value-type="string" calcext:value-type="string">
            <text:p>io.mattw.youtube.commentsuite.ConfigFile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util/StringTuple.java</text:p>
          </table:table-cell>
          <table:table-cell office:value-type="string" calcext:value-type="string">
            <text:p>io.mattw.youtube.commentsuite.util.StringTuple</text:p>
          </table:table-cell>
          <table:table-cell office:value-type="string" calcext:value-type="string">
            <text:p>cla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MGMVAddItemModal.java</text:p>
          </table:table-cell>
          <table:table-cell office:value-type="string" calcext:value-type="string">
            <text:p>io.mattw.youtube.commentsuite.fxml.MGMVAddItemModal</text:p>
          </table:table-cell>
          <table:table-cell office:value-type="string" calcext:value-type="string">
            <text:p>class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.76190484" calcext:value-type="float">
            <text:p>0.76190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MGMVRemoveAllModal.java</text:p>
          </table:table-cell>
          <table:table-cell office:value-type="string" calcext:value-type="string">
            <text:p>io.mattw.youtube.commentsuite.fxml.MGMVRemoveAllModal</text:p>
          </table:table-cell>
          <table:table-cell office:value-type="string" calcext:value-type="string">
            <text:p>clas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.75000006" calcext:value-type="float">
            <text:p>0.7500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VideosTable.java</text:p>
          </table:table-cell>
          <table:table-cell office:value-type="string" calcext:value-type="string">
            <text:p>io.mattw.youtube.commentsuite.db.VideosTable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util/BrowserUtil.java</text:p>
          </table:table-cell>
          <table:table-cell office:value-type="string" calcext:value-type="string">
            <text:p>io.mattw.youtube.commentsuite.util.BrowserUtil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Cleanable.java</text:p>
          </table:table-cell>
          <table:table-cell office:value-type="string" calcext:value-type="string">
            <text:p>io.mattw.youtube.commentsuite.fxml.Cleanable</text:p>
          </table:table-cell>
          <table:table-cell office:value-type="string" calcext:value-type="string">
            <text:p>interfa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NamedParameterStatement.java</text:p>
          </table:table-cell>
          <table:table-cell office:value-type="string" calcext:value-type="string">
            <text:p>io.mattw.youtube.commentsuite.db.NamedParameterStatement</text:p>
          </table:table-cell>
          <table:table-cell office:value-type="string" calcext:value-type="string">
            <text:p>clas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ListViewEmptyCellFactory.java</text:p>
          </table:table-cell>
          <table:table-cell office:value-type="string" calcext:value-type="string">
            <text:p>io.mattw.youtube.commentsuite.ListViewEmptyCellFactory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1666666" calcext:value-type="float">
            <text:p>0.41666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events/ShowMoreEvent.java</text:p>
          </table:table-cell>
          <table:table-cell office:value-type="string" calcext:value-type="string">
            <text:p>io.mattw.youtube.commentsuite.events.ShowMoreEvent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CommentDatabase.java</text:p>
          </table:table-cell>
          <table:table-cell office:value-type="string" calcext:value-type="string">
            <text:p>io.mattw.youtube.commentsuite.db.CommentDatabase</text:p>
          </table:table-cell>
          <table:table-cell office:value-type="string" calcext:value-type="string">
            <text:p>class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0.8046875" calcext:value-type="float">
            <text:p>0.804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ImageCache.java</text:p>
          </table:table-cell>
          <table:table-cell office:value-type="string" calcext:value-type="string">
            <text:p>io.mattw.youtube.commentsuite.ImageCache</text:p>
          </table:table-cell>
          <table:table-cell office:value-type="string" calcext:value-type="string">
            <text:p>interfac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util/ClipboardUtil.java</text:p>
          </table:table-cell>
          <table:table-cell office:value-type="string" calcext:value-type="string">
            <text:p>io.mattw.youtube.commentsuite.util.ClipboardUtil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42857143" calcext:value-type="float">
            <text:p>0.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refresh/ChannelProducer.java</text:p>
          </table:table-cell>
          <table:table-cell office:value-type="string" calcext:value-type="string">
            <text:p>io.mattw.youtube.commentsuite.refresh.ChannelProducer</text:p>
          </table:table-cell>
          <table:table-cell office:value-type="string" calcext:value-type="string">
            <text:p>clas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0.71428573" calcext:value-type="float">
            <text:p>0.71428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YouTubeChannel.java</text:p>
          </table:table-cell>
          <table:table-cell office:value-type="string" calcext:value-type="string">
            <text:p>io.mattw.youtube.commentsuite.db.YouTubeChannel</text:p>
          </table:table-cell>
          <table:table-cell office:value-type="string" calcext:value-type="string">
            <text:p>class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0.68333334" calcext:value-type="float">
            <text:p>0.68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MGMVDeleteGroupModal.java</text:p>
          </table:table-cell>
          <table:table-cell office:value-type="string" calcext:value-type="string">
            <text:p>io.mattw.youtube.commentsuite.fxml.MGMVDeleteGroupModal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6666667" calcext:value-type="float">
            <text:p>0.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refresh/RefreshInterface.java</text:p>
          </table:table-cell>
          <table:table-cell office:value-type="string" calcext:value-type="string">
            <text:p>io.mattw.youtube.commentsuite.refresh.RefreshInterface</text:p>
          </table:table-cell>
          <table:table-cell office:value-type="string" calcext:value-type="string">
            <text:p>interfa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refresh/RefreshStyle.java</text:p>
          </table:table-cell>
          <table:table-cell office:value-type="string" calcext:value-type="string">
            <text:p>io.mattw.youtube.commentsuite.refresh.RefreshStyle</text:p>
          </table:table-cell>
          <table:table-cell office:value-type="string" calcext:value-type="string">
            <text:p>enum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73333335" calcext:value-type="float">
            <text:p>0.73333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refresh/VideoIdProducer.java</text:p>
          </table:table-cell>
          <table:table-cell office:value-type="string" calcext:value-type="string">
            <text:p>io.mattw.youtube.commentsuite.refresh.VideoIdProducer</text:p>
          </table:table-cell>
          <table:table-cell office:value-type="string" calcext:value-type="string">
            <text:p>class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.63888896" calcext:value-type="float">
            <text:p>0.63888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SCVideoSelectModal.java</text:p>
          </table:table-cell>
          <table:table-cell office:value-type="string" calcext:value-type="string">
            <text:p>io.mattw.youtube.commentsuite.fxml.SCVideoSelectModal</text:p>
          </table:table-cell>
          <table:table-cell office:value-type="string" calcext:value-type="string">
            <text:p>class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0.8181819" calcext:value-type="float">
            <text:p>0.818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YouTubeComment.java</text:p>
          </table:table-cell>
          <table:table-cell office:value-type="string" calcext:value-type="string">
            <text:p>io.mattw.youtube.commentsuite.db.YouTubeComment</text:p>
          </table:table-cell>
          <table:table-cell office:value-type="string" calcext:value-type="string">
            <text:p>class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65" calcext:value-type="float">
            <text:p>465</text:p>
          </table:table-cell>
          <table:table-cell office:value-type="float" office:value="0.9156863" calcext:value-type="float">
            <text:p>0.9156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CommentsTable.java</text:p>
          </table:table-cell>
          <table:table-cell office:value-type="string" calcext:value-type="string">
            <text:p>io.mattw.youtube.commentsuite.db.CommentsTable</text:p>
          </table:table-cell>
          <table:table-cell office:value-type="string" calcext:value-type="string">
            <text:p>class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0.9166667" calcext:value-type="float">
            <text:p>0.91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MGMVRefreshModal.java</text:p>
          </table:table-cell>
          <table:table-cell office:value-type="string" calcext:value-type="string">
            <text:p>io.mattw.youtube.commentsuite.fxml.MGMVRefreshModal</text:p>
          </table:table-cell>
          <table:table-cell office:value-type="string" calcext:value-type="string">
            <text:p>class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0.8611109" calcext:value-type="float">
            <text:p>0.8611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1" calcext:value-type="float">
            <text:p>36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events/GroupAddEvent.java</text:p>
          </table:table-cell>
          <table:table-cell office:value-type="string" calcext:value-type="string">
            <text:p>io.mattw.youtube.commentsuite.events.GroupAddEvent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GroupItemResolver.java</text:p>
          </table:table-cell>
          <table:table-cell office:value-type="string" calcext:value-type="string">
            <text:p>io.mattw.youtube.commentsuite.db.GroupItemResolver</text:p>
          </table:table-cell>
          <table:table-cell office:value-type="string" calcext:value-type="string">
            <text:p>clas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SearchYouTubeListItem.java</text:p>
          </table:table-cell>
          <table:table-cell office:value-type="string" calcext:value-type="string">
            <text:p>io.mattw.youtube.commentsuite.fxml.SearchYouTubeListItem</text:p>
          </table:table-cell>
          <table:table-cell office:value-type="string" calcext:value-type="string">
            <text:p>clas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875" calcext:value-type="float">
            <text:p>0.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events/GroupItemDeleteEvent.java</text:p>
          </table:table-cell>
          <table:table-cell office:value-type="string" calcext:value-type="string">
            <text:p>io.mattw.youtube.commentsuite.events.GroupItemDeleteEvent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GroupItem.java</text:p>
          </table:table-cell>
          <table:table-cell office:value-type="string" calcext:value-type="string">
            <text:p>io.mattw.youtube.commentsuite.db.GroupItem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.859375" calcext:value-type="float">
            <text:p>0.85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refresh/GroupRefresh.java</text:p>
          </table:table-cell>
          <table:table-cell office:value-type="string" calcext:value-type="string">
            <text:p>io.mattw.youtube.commentsuite.refresh.GroupRefresh</text:p>
          </table:table-cell>
          <table:table-cell office:value-type="string" calcext:value-type="string">
            <text:p>class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71" calcext:value-type="float">
            <text:p>171</text:p>
          </table:table-cell>
          <table:table-cell office:value-type="float" office:value="0.8743962" calcext:value-type="float">
            <text:p>0.8743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7" calcext:value-type="float">
            <text:p>2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SearchComments.java</text:p>
          </table:table-cell>
          <table:table-cell office:value-type="string" calcext:value-type="string">
            <text:p>io.mattw.youtube.commentsuite.fxml.SearchComments</text:p>
          </table:table-cell>
          <table:table-cell office:value-type="string" calcext:value-type="string">
            <text:p>class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office:value-type="float" office:value="0.9117867" calcext:value-type="float">
            <text:p>0.9117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84" calcext:value-type="float">
            <text:p>4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GroupItemLinkResolver.java</text:p>
          </table:table-cell>
          <table:table-cell office:value-type="string" calcext:value-type="string">
            <text:p>io.mattw.youtube.commentsuite.db.GroupItemLinkResolver</text:p>
          </table:table-cell>
          <table:table-cell office:value-type="string" calcext:value-type="string">
            <text:p>class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0.77450985" calcext:value-type="float">
            <text:p>0.77450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2" calcext:value-type="float">
            <text:p>24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util/ElapsedTime.java</text:p>
          </table:table-cell>
          <table:table-cell office:value-type="string" calcext:value-type="string">
            <text:p>io.mattw.youtube.commentsuite.util.ElapsedTime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util/FXUtils.java</text:p>
          </table:table-cell>
          <table:table-cell office:value-type="string" calcext:value-type="string">
            <text:p>io.mattw.youtube.commentsuite.util.FXUtils</text:p>
          </table:table-cell>
          <table:table-cell office:value-type="string" calcext:value-type="string">
            <text:p>clas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5555556" calcext:value-type="float">
            <text:p>0.5555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GroupItemsTable.java</text:p>
          </table:table-cell>
          <table:table-cell office:value-type="string" calcext:value-type="string">
            <text:p>io.mattw.youtube.commentsuite.db.GroupItemsTable</text:p>
          </table:table-cell>
          <table:table-cell office:value-type="string" calcext:value-type="string">
            <text:p>class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refresh/ConsumerMultiProducer.java</text:p>
          </table:table-cell>
          <table:table-cell office:value-type="string" calcext:value-type="string">
            <text:p>io.mattw.youtube.commentsuite.refresh.ConsumerMultiProducer</text:p>
          </table:table-cell>
          <table:table-cell office:value-type="string" calcext:value-type="string">
            <text:p>class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68" calcext:value-type="float">
            <text:p>468</text:p>
          </table:table-cell>
          <table:table-cell office:value-type="float" office:value="0.9277389" calcext:value-type="float">
            <text:p>0.9277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LinkType.java</text:p>
          </table:table-cell>
          <table:table-cell office:value-type="string" calcext:value-type="string">
            <text:p>io.mattw.youtube.commentsuite.db.LinkType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refresh/CommentThreadProducer.java</text:p>
          </table:table-cell>
          <table:table-cell office:value-type="string" calcext:value-type="string">
            <text:p>io.mattw.youtube.commentsuite.refresh.CommentThreadProducer</text:p>
          </table:table-cell>
          <table:table-cell office:value-type="string" calcext:value-type="string">
            <text:p>class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0.5416667" calcext:value-type="float">
            <text:p>0.541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TableHelper.java</text:p>
          </table:table-cell>
          <table:table-cell office:value-type="string" calcext:value-type="string">
            <text:p>io.mattw.youtube.commentsuite.db.TableHelper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office:value-type="float" office:value="0.8947369" calcext:value-type="float">
            <text:p>0.8947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ManageGroups.java</text:p>
          </table:table-cell>
          <table:table-cell office:value-type="string" calcext:value-type="string">
            <text:p>io.mattw.youtube.commentsuite.fxml.ManageGroups</text:p>
          </table:table-cell>
          <table:table-cell office:value-type="string" calcext:value-type="string">
            <text:p>class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6938776" calcext:value-type="float">
            <text:p>0.6938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OverlayModal.java</text:p>
          </table:table-cell>
          <table:table-cell office:value-type="string" calcext:value-type="string">
            <text:p>io.mattw.youtube.commentsuite.fxml.OverlayModal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0.8333333" calcext:value-type="float">
            <text:p>0.8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YouTubeVideo.java</text:p>
          </table:table-cell>
          <table:table-cell office:value-type="string" calcext:value-type="string">
            <text:p>io.mattw.youtube.commentsuite.db.YouTubeVideo</text:p>
          </table:table-cell>
          <table:table-cell office:value-type="string" calcext:value-type="string">
            <text:p>clas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87" calcext:value-type="float">
            <text:p>387</text:p>
          </table:table-cell>
          <table:table-cell office:value-type="float" office:value="0.9139785" calcext:value-type="float">
            <text:p>0.9139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SYAddToGroupModal.java</text:p>
          </table:table-cell>
          <table:table-cell office:value-type="string" calcext:value-type="string">
            <text:p>io.mattw.youtube.commentsuite.fxml.SYAddToGroupModal</text:p>
          </table:table-cell>
          <table:table-cell office:value-type="string" calcext:value-type="string">
            <text:p>class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.7636364" calcext:value-type="float">
            <text:p>0.7636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events/GroupRenameEvent.java</text:p>
          </table:table-cell>
          <table:table-cell office:value-type="string" calcext:value-type="string">
            <text:p>io.mattw.youtube.commentsuite.events.GroupRenameEvent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CommentQuery.java</text:p>
          </table:table-cell>
          <table:table-cell office:value-type="string" calcext:value-type="string">
            <text:p>io.mattw.youtube.commentsuite.db.CommentQuery</text:p>
          </table:table-cell>
          <table:table-cell office:value-type="string" calcext:value-type="string">
            <text:p>clas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2" calcext:value-type="float">
            <text:p>402</text:p>
          </table:table-cell>
          <table:table-cell office:value-type="float" office:value="0.90625" calcext:value-type="float">
            <text:p>0.9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3" calcext:value-type="float">
            <text:p>26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util/ExecutorGroup.java</text:p>
          </table:table-cell>
          <table:table-cell office:value-type="string" calcext:value-type="string">
            <text:p>io.mattw.youtube.commentsuite.util.ExecutorGroup</text:p>
          </table:table-cell>
          <table:table-cell office:value-type="string" calcext:value-type="string">
            <text:p>cla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625" calcext:value-type="float">
            <text:p>0.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Settings.java</text:p>
          </table:table-cell>
          <table:table-cell office:value-type="string" calcext:value-type="string">
            <text:p>io.mattw.youtube.commentsuite.fxml.Settings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5217391" calcext:value-type="float">
            <text:p>0.521739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MGMVGroupItemView.java</text:p>
          </table:table-cell>
          <table:table-cell office:value-type="string" calcext:value-type="string">
            <text:p>io.mattw.youtube.commentsuite.fxml.MGMVGroupItemView</text:p>
          </table:table-cell>
          <table:table-cell office:value-type="string" calcext:value-type="string">
            <text:p>clas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41666666" calcext:value-type="float">
            <text:p>0.41666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SearchCommentsListItem.java</text:p>
          </table:table-cell>
          <table:table-cell office:value-type="string" calcext:value-type="string">
            <text:p>io.mattw.youtube.commentsuite.fxml.SearchCommentsListItem</text:p>
          </table:table-cell>
          <table:table-cell office:value-type="string" calcext:value-type="string">
            <text:p>class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0.85802484" calcext:value-type="float">
            <text:p>0.85802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Group.java</text:p>
          </table:table-cell>
          <table:table-cell office:value-type="string" calcext:value-type="string">
            <text:p>io.mattw.youtube.commentsuite.db.Group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44444448" calcext:value-type="float">
            <text:p>0.44444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refresh/CommentConsumer.java</text:p>
          </table:table-cell>
          <table:table-cell office:value-type="string" calcext:value-type="string">
            <text:p>io.mattw.youtube.commentsuite.refresh.CommentConsumer</text:p>
          </table:table-cell>
          <table:table-cell office:value-type="string" calcext:value-type="string">
            <text:p>clas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0.7142858" calcext:value-type="float">
            <text:p>0.7142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events/GroupDeleteEvent.java</text:p>
          </table:table-cell>
          <table:table-cell office:value-type="string" calcext:value-type="string">
            <text:p>io.mattw.youtube.commentsuite.events.GroupDeleteEvent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HasImage.java</text:p>
          </table:table-cell>
          <table:table-cell office:value-type="string" calcext:value-type="string">
            <text:p>io.mattw.youtube.commentsuite.db.HasImage</text:p>
          </table:table-cell>
          <table:table-cell office:value-type="string" calcext:value-type="string">
            <text:p>interfac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MGMVStatItem.java</text:p>
          </table:table-cell>
          <table:table-cell office:value-type="string" calcext:value-type="string">
            <text:p>io.mattw.youtube.commentsuite.fxml.MGMVStatItem</text:p>
          </table:table-cell>
          <table:table-cell office:value-type="string" calcext:value-type="string">
            <text:p>class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6703297" calcext:value-type="float">
            <text:p>0.6703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refresh/RefreshCommentOrder.java</text:p>
          </table:table-cell>
          <table:table-cell office:value-type="string" calcext:value-type="string">
            <text:p>io.mattw.youtube.commentsuite.refresh.RefreshCommentOrder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util/Threads.java</text:p>
          </table:table-cell>
          <table:table-cell office:value-type="string" calcext:value-type="string">
            <text:p>io.mattw.youtube.commentsuite.util.Threads</text:p>
          </table:table-cell>
          <table:table-cell office:value-type="string" calcext:value-type="string">
            <text:p>cla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ChannelsTable.java</text:p>
          </table:table-cell>
          <table:table-cell office:value-type="string" calcext:value-type="string">
            <text:p>io.mattw.youtube.commentsuite.db.ChannelsTable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0.93181825" calcext:value-type="float">
            <text:p>0.93181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ConfigData.java</text:p>
          </table:table-cell>
          <table:table-cell office:value-type="string" calcext:value-type="string">
            <text:p>io.mattw.youtube.commentsuite.ConfigData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8472222" calcext:value-type="float">
            <text:p>0.847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ModeratedCommentsTable.java</text:p>
          </table:table-cell>
          <table:table-cell office:value-type="string" calcext:value-type="string">
            <text:p>io.mattw.youtube.commentsuite.db.ModeratedCommentsTable</text:p>
          </table:table-cell>
          <table:table-cell office:value-type="string" calcext:value-type="string">
            <text:p>clas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8148148" calcext:value-type="float">
            <text:p>0.8148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Linkable.java</text:p>
          </table:table-cell>
          <table:table-cell office:value-type="string" calcext:value-type="string">
            <text:p>io.mattw.youtube.commentsuite.db.Linkable</text:p>
          </table:table-cell>
          <table:table-cell office:value-type="string" calcext:value-type="string">
            <text:p>interfa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SCManageTagsModal.java</text:p>
          </table:table-cell>
          <table:table-cell office:value-type="string" calcext:value-type="string">
            <text:p>io.mattw.youtube.commentsuite.fxml.SCManageTagsModal</text:p>
          </table:table-cell>
          <table:table-cell office:value-type="string" calcext:value-type="string">
            <text:p>class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0.77142864" calcext:value-type="float">
            <text:p>0.77142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CommentSuite.java</text:p>
          </table:table-cell>
          <table:table-cell office:value-type="string" calcext:value-type="string">
            <text:p>io.mattw.youtube.commentsuite.CommentSuite</text:p>
          </table:table-cell>
          <table:table-cell office:value-type="string" calcext:value-type="string">
            <text:p>class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0.7962963" calcext:value-type="float">
            <text:p>0.7962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refresh/ReplyProducer.java</text:p>
          </table:table-cell>
          <table:table-cell office:value-type="string" calcext:value-type="string">
            <text:p>io.mattw.youtube.commentsuite.refresh.ReplyProducer</text:p>
          </table:table-cell>
          <table:table-cell office:value-type="string" calcext:value-type="string">
            <text:p>clas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5625" calcext:value-type="float">
            <text:p>0.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refresh/UniqueVideoIdProducer.java</text:p>
          </table:table-cell>
          <table:table-cell office:value-type="string" calcext:value-type="string">
            <text:p>io.mattw.youtube.commentsuite.refresh.UniqueVideoIdProducer</text:p>
          </table:table-cell>
          <table:table-cell office:value-type="string" calcext:value-type="string">
            <text:p>clas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70000005" calcext:value-type="float">
            <text:p>0.7000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Main.java</text:p>
          </table:table-cell>
          <table:table-cell office:value-type="string" calcext:value-type="string">
            <text:p>io.mattw.youtube.commentsuite.fxml.Main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util/DateUtils.java</text:p>
          </table:table-cell>
          <table:table-cell office:value-type="string" calcext:value-type="string">
            <text:p>io.mattw.youtube.commentsuite.util.DateUtils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refresh/RefreshCommentPages.java</text:p>
          </table:table-cell>
          <table:table-cell office:value-type="string" calcext:value-type="string">
            <text:p>io.mattw.youtube.commentsuite.refresh.RefreshCommentPages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YouTubeType.java</text:p>
          </table:table-cell>
          <table:table-cell office:value-type="string" calcext:value-type="string">
            <text:p>io.mattw.youtube.commentsuite.db.YouTubeType</text:p>
          </table:table-cell>
          <table:table-cell office:value-type="string" calcext:value-type="string">
            <text:p>enu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CommentQuery.java</text:p>
          </table:table-cell>
          <table:table-cell office:value-type="string" calcext:value-type="string">
            <text:p>io.mattw.youtube.commentsuite.db.CommentQuery$Order</text:p>
          </table:table-cell>
          <table:table-cell office:value-type="string" calcext:value-type="string">
            <text:p>enu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SearchYouTube.java</text:p>
          </table:table-cell>
          <table:table-cell office:value-type="string" calcext:value-type="string">
            <text:p>io.mattw.youtube.commentsuite.fxml.SearchYouTube</text:p>
          </table:table-cell>
          <table:table-cell office:value-type="string" calcext:value-type="string">
            <text:p>class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30769232" calcext:value-type="float">
            <text:p>0.30769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SCShowMoreModal.java</text:p>
          </table:table-cell>
          <table:table-cell office:value-type="string" calcext:value-type="string">
            <text:p>io.mattw.youtube.commentsuite.fxml.SCShowMoreModal</text:p>
          </table:table-cell>
          <table:table-cell office:value-type="string" calcext:value-type="string">
            <text:p>class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.7666667" calcext:value-type="float">
            <text:p>0.7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GroupStats.java</text:p>
          </table:table-cell>
          <table:table-cell office:value-type="string" calcext:value-type="string">
            <text:p>io.mattw.youtube.commentsuite.db.GroupStats</text:p>
          </table:table-cell>
          <table:table-cell office:value-type="string" calcext:value-type="string">
            <text:p>clas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.9075269" calcext:value-type="float">
            <text:p>0.9075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db/CommentQuery.java</text:p>
          </table:table-cell>
          <table:table-cell office:value-type="string" calcext:value-type="string">
            <text:p>io.mattw.youtube.commentsuite.db.CommentQuery$CommentsType</text:p>
          </table:table-cell>
          <table:table-cell office:value-type="string" calcext:value-type="string">
            <text:p>enu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3334" calcext:value-type="float">
            <text:p>0.3333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ManageGroupsManager.java</text:p>
          </table:table-cell>
          <table:table-cell office:value-type="string" calcext:value-type="string">
            <text:p>io.mattw.youtube.commentsuite.fxml.ManageGroupsManager$Anonymous1</text:p>
          </table:table-cell>
          <table:table-cell office:value-type="string" calcext:value-type="string">
            <text:p>anonymo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util/StringMask.java</text:p>
          </table:table-cell>
          <table:table-cell office:value-type="string" calcext:value-type="string">
            <text:p>io.mattw.youtube.commentsuite.util.StringMask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fxml/SCSelectTagsModal.java</text:p>
          </table:table-cell>
          <table:table-cell office:value-type="string" calcext:value-type="string">
            <text:p>io.mattw.youtube.commentsuite.fxml.SCSelectTagsModal</text:p>
          </table:table-cell>
          <table:table-cell office:value-type="string" calcext:value-type="string">
            <text:p>class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events/TagsChangeEvent.java</text:p>
          </table:table-cell>
          <table:table-cell office:value-type="string" calcext:value-type="string">
            <text:p>io.mattw.youtube.commentsuite.events.TagsChangeEvent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max/SoftwareMiniProjects/Sandbox/ck-metrics-collector-plus/srcProjectsBundle/pr7_javaSE_YouTube-Comment-Suite/src-git/youtube-comment-suite-main/src/main/java/io/mattw/youtube/commentsuite/refresh/VideoProducer.java</text:p>
          </table:table-cell>
          <table:table-cell office:value-type="string" calcext:value-type="string">
            <text:p>io.mattw.youtube.commentsuite.refresh.VideoProducer</text:p>
          </table:table-cell>
          <table:table-cell office:value-type="string" calcext:value-type="string">
            <text:p>class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0.7142858" calcext:value-type="float">
            <text:p>0.7142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 table:number-columns-repeated="3"/>
          <table:table-cell table:style-name="ce1" table:formula="of:=[.D1]" office:value-type="string" office:string-value="cbo" calcext:value-type="string">
            <text:p>cbo</text:p>
          </table:table-cell>
          <table:table-cell table:formula="of:=[.E1]" office:value-type="string" office:string-value="cboModified" calcext:value-type="string">
            <text:p>cboModified</text:p>
          </table:table-cell>
          <table:table-cell table:formula="of:=[.F1]" office:value-type="string" office:string-value="fanin" calcext:value-type="string">
            <text:p>fanin</text:p>
          </table:table-cell>
          <table:table-cell table:formula="of:=[.G1]" office:value-type="string" office:string-value="fanout" calcext:value-type="string">
            <text:p>fanout</text:p>
          </table:table-cell>
          <table:table-cell table:style-name="ce1" table:formula="of:=[.H1]" office:value-type="string" office:string-value="wmc" calcext:value-type="string">
            <text:p>wmc</text:p>
          </table:table-cell>
          <table:table-cell table:style-name="ce1" table:formula="of:=[.I1]" office:value-type="string" office:string-value="dit" calcext:value-type="string">
            <text:p>dit</text:p>
          </table:table-cell>
          <table:table-cell table:style-name="ce1" table:formula="of:=[.J1]" office:value-type="string" office:string-value="noc" calcext:value-type="string">
            <text:p>noc</text:p>
          </table:table-cell>
          <table:table-cell table:style-name="ce1" table:formula="of:=[.K1]" office:value-type="string" office:string-value="rfc" calcext:value-type="string">
            <text:p>rfc</text:p>
          </table:table-cell>
          <table:table-cell table:formula="of:=[.L1]" office:value-type="string" office:string-value="lcom" calcext:value-type="string">
            <text:p>lcom</text:p>
          </table:table-cell>
          <table:table-cell table:formula="of:=[.M1]" office:value-type="string" office:string-value="lcom*" calcext:value-type="string">
            <text:p>lcom*</text:p>
          </table:table-cell>
          <table:table-cell table:formula="of:=[.N1]" office:value-type="string" office:string-value="tcc" calcext:value-type="string">
            <text:p>tcc</text:p>
          </table:table-cell>
          <table:table-cell table:formula="of:=[.O1]" office:value-type="string" office:string-value="lcc" calcext:value-type="string">
            <text:p>lcc</text:p>
          </table:table-cell>
          <table:table-cell table:style-name="ce1" table:formula="of:=[.P1]" office:value-type="string" office:string-value="totalMethodsQty" calcext:value-type="string">
            <text:p>totalMethodsQty</text:p>
          </table:table-cell>
          <table:table-cell table:formula="of:=[.Q1]" office:value-type="string" office:string-value="staticMethodsQty" calcext:value-type="string">
            <text:p>staticMethodsQty</text:p>
          </table:table-cell>
          <table:table-cell table:formula="of:=[.R1]" office:value-type="string" office:string-value="publicMethodsQty" calcext:value-type="string">
            <text:p>publicMethodsQty</text:p>
          </table:table-cell>
          <table:table-cell table:formula="of:=[.S1]" office:value-type="string" office:string-value="privateMethodsQty" calcext:value-type="string">
            <text:p>privateMethodsQty</text:p>
          </table:table-cell>
          <table:table-cell table:formula="of:=[.T1]" office:value-type="string" office:string-value="protectedMethodsQty" calcext:value-type="string">
            <text:p>protectedMethodsQty</text:p>
          </table:table-cell>
          <table:table-cell table:formula="of:=[.U1]" office:value-type="string" office:string-value="defaultMethodsQty" calcext:value-type="string">
            <text:p>defaultMethodsQty</text:p>
          </table:table-cell>
          <table:table-cell table:formula="of:=[.V1]" office:value-type="string" office:string-value="visibleMethodsQty" calcext:value-type="string">
            <text:p>visibleMethodsQty</text:p>
          </table:table-cell>
          <table:table-cell table:formula="of:=[.W1]" office:value-type="string" office:string-value="abstractMethodsQty" calcext:value-type="string">
            <text:p>abstractMethodsQty</text:p>
          </table:table-cell>
          <table:table-cell table:formula="of:=[.X1]" office:value-type="string" office:string-value="finalMethodsQty" calcext:value-type="string">
            <text:p>finalMethodsQty</text:p>
          </table:table-cell>
          <table:table-cell table:formula="of:=[.Y1]" office:value-type="string" office:string-value="synchronizedMethodsQty" calcext:value-type="string">
            <text:p>synchronizedMethodsQty</text:p>
          </table:table-cell>
          <table:table-cell table:formula="of:=[.Z1]" office:value-type="string" office:string-value="totalFieldsQty" calcext:value-type="string">
            <text:p>totalFieldsQty</text:p>
          </table:table-cell>
          <table:table-cell table:formula="of:=[.AA1]" office:value-type="string" office:string-value="staticFieldsQty" calcext:value-type="string">
            <text:p>staticFieldsQty</text:p>
          </table:table-cell>
          <table:table-cell table:formula="of:=[.AB1]" office:value-type="string" office:string-value="publicFieldsQty" calcext:value-type="string">
            <text:p>publicFieldsQty</text:p>
          </table:table-cell>
          <table:table-cell table:formula="of:=[.AC1]" office:value-type="string" office:string-value="privateFieldsQty" calcext:value-type="string">
            <text:p>privateFieldsQty</text:p>
          </table:table-cell>
          <table:table-cell table:formula="of:=[.AD1]" office:value-type="string" office:string-value="protectedFieldsQty" calcext:value-type="string">
            <text:p>protectedFieldsQty</text:p>
          </table:table-cell>
          <table:table-cell table:formula="of:=[.AE1]" office:value-type="string" office:string-value="defaultFieldsQty" calcext:value-type="string">
            <text:p>defaultFieldsQty</text:p>
          </table:table-cell>
          <table:table-cell table:formula="of:=[.AF1]" office:value-type="string" office:string-value="finalFieldsQty" calcext:value-type="string">
            <text:p>finalFieldsQty</text:p>
          </table:table-cell>
          <table:table-cell table:formula="of:=[.AG1]" office:value-type="string" office:string-value="synchronizedFieldsQty" calcext:value-type="string">
            <text:p>synchronizedFieldsQty</text:p>
          </table:table-cell>
          <table:table-cell table:formula="of:=[.AH1]" office:value-type="string" office:string-value="nosi" calcext:value-type="string">
            <text:p>nosi</text:p>
          </table:table-cell>
          <table:table-cell table:style-name="ce1" table:formula="of:=[.AI1]" office:value-type="string" office:string-value="loc" calcext:value-type="string">
            <text:p>loc</text:p>
          </table:table-cell>
          <table:table-cell table:formula="of:=[.AJ1]" office:value-type="string" office:string-value="returnQty" calcext:value-type="string">
            <text:p>returnQty</text:p>
          </table:table-cell>
          <table:table-cell table:formula="of:=[.AK1]" office:value-type="string" office:string-value="loopQty" calcext:value-type="string">
            <text:p>loopQty</text:p>
          </table:table-cell>
          <table:table-cell table:formula="of:=[.AL1]" office:value-type="string" office:string-value="comparisonsQty" calcext:value-type="string">
            <text:p>comparisonsQty</text:p>
          </table:table-cell>
          <table:table-cell table:formula="of:=[.AM1]" office:value-type="string" office:string-value="tryCatchQty" calcext:value-type="string">
            <text:p>tryCatchQty</text:p>
          </table:table-cell>
          <table:table-cell table:formula="of:=[.AN1]" office:value-type="string" office:string-value="parenthesizedExpsQty" calcext:value-type="string">
            <text:p>parenthesizedExpsQty</text:p>
          </table:table-cell>
          <table:table-cell table:formula="of:=[.AO1]" office:value-type="string" office:string-value="stringLiteralsQty" calcext:value-type="string">
            <text:p>stringLiteralsQty</text:p>
          </table:table-cell>
          <table:table-cell table:formula="of:=[.AP1]" office:value-type="string" office:string-value="numbersQty" calcext:value-type="string">
            <text:p>numbersQty</text:p>
          </table:table-cell>
          <table:table-cell table:formula="of:=[.AQ1]" office:value-type="string" office:string-value="assignmentsQty" calcext:value-type="string">
            <text:p>assignmentsQty</text:p>
          </table:table-cell>
          <table:table-cell table:formula="of:=[.AR1]" office:value-type="string" office:string-value="mathOperationsQty" calcext:value-type="string">
            <text:p>mathOperationsQty</text:p>
          </table:table-cell>
          <table:table-cell table:formula="of:=[.AS1]" office:value-type="string" office:string-value="variablesQty" calcext:value-type="string">
            <text:p>variablesQty</text:p>
          </table:table-cell>
          <table:table-cell table:formula="of:=[.AT1]" office:value-type="string" office:string-value="maxNestedBlocksQty" calcext:value-type="string">
            <text:p>maxNestedBlocksQty</text:p>
          </table:table-cell>
          <table:table-cell table:formula="of:=[.AU1]" office:value-type="string" office:string-value="anonymousClassesQty" calcext:value-type="string">
            <text:p>anonymousClassesQty</text:p>
          </table:table-cell>
          <table:table-cell table:formula="of:=[.AV1]" office:value-type="string" office:string-value="innerClassesQty" calcext:value-type="string">
            <text:p>innerClassesQty</text:p>
          </table:table-cell>
          <table:table-cell table:formula="of:=[.AW1]" office:value-type="string" office:string-value="lambdasQty" calcext:value-type="string">
            <text:p>lambdasQty</text:p>
          </table:table-cell>
          <table:table-cell table:formula="of:=[.AX1]" office:value-type="string" office:string-value="uniqueWordsQty" calcext:value-type="string">
            <text:p>uniqueWordsQty</text:p>
          </table:table-cell>
          <table:table-cell table:formula="of:=[.AY1]" office:value-type="string" office:string-value="modifiers" calcext:value-type="string">
            <text:p>modifiers</text:p>
          </table:table-cell>
          <table:table-cell table:formula="of:=[.AZ1]" office:value-type="string" office:string-value="logStatementsQty" calcext:value-type="string">
            <text:p>logStatementsQty</text:p>
          </table:table-cell>
        </table:table-row>
        <table:table-row table:style-name="ro1">
          <table:table-cell table:number-columns-repeated="3"/>
          <table:table-cell table:style-name="ce1" table:formula="of:=SUM([.D2:.D93])" office:value-type="float" office:value="836" calcext:value-type="float">
            <text:p>836</text:p>
          </table:table-cell>
          <table:table-cell table:formula="of:=SUM([.E2:.E93])" office:value-type="float" office:value="1274" calcext:value-type="float">
            <text:p>1274</text:p>
          </table:table-cell>
          <table:table-cell table:formula="of:=SUM([.F2:.F93])" office:value-type="float" office:value="438" calcext:value-type="float">
            <text:p>438</text:p>
          </table:table-cell>
          <table:table-cell table:formula="of:=SUM([.G2:.G93])" office:value-type="float" office:value="836" calcext:value-type="float">
            <text:p>836</text:p>
          </table:table-cell>
          <table:table-cell table:style-name="ce1" table:formula="of:=SUM([.H2:.H93])" office:value-type="float" office:value="1265" calcext:value-type="float">
            <text:p>1265</text:p>
          </table:table-cell>
          <table:table-cell table:style-name="ce1" table:formula="of:=SUM([.I2:.I93])" office:value-type="float" office:value="128" calcext:value-type="float">
            <text:p>128</text:p>
          </table:table-cell>
          <table:table-cell table:style-name="ce1" table:formula="of:=SUM([.J2:.J93])" office:value-type="float" office:value="0" calcext:value-type="float">
            <text:p>0</text:p>
          </table:table-cell>
          <table:table-cell table:style-name="ce1" table:formula="of:=SUM([.K2:.K93])" office:value-type="float" office:value="2521" calcext:value-type="float">
            <text:p>2521</text:p>
          </table:table-cell>
          <table:table-cell table:formula="of:=SUM([.L2:.L93])" office:value-type="float" office:value="3862" calcext:value-type="float">
            <text:p>3862</text:p>
          </table:table-cell>
          <table:table-cell table:formula="of:=SUM([.M2:.M93])" office:value-type="float" office:value="47.92322535" calcext:value-type="float">
            <text:p>47.92322535</text:p>
          </table:table-cell>
          <table:table-cell table:formula="of:=SUM([.N2:.N93])" office:value-type="float" office:value="0" calcext:value-type="float">
            <text:p>0</text:p>
          </table:table-cell>
          <table:table-cell table:formula="of:=SUM([.O2:.O93])" office:value-type="float" office:value="0" calcext:value-type="float">
            <text:p>0</text:p>
          </table:table-cell>
          <table:table-cell table:style-name="ce1" table:formula="of:=SUM([.P2:.P93])" office:value-type="float" office:value="778" calcext:value-type="float">
            <text:p>778</text:p>
          </table:table-cell>
          <table:table-cell table:formula="of:=SUM([.Q2:.Q93])" office:value-type="float" office:value="35" calcext:value-type="float">
            <text:p>35</text:p>
          </table:table-cell>
          <table:table-cell table:formula="of:=SUM([.R2:.R93])" office:value-type="float" office:value="639" calcext:value-type="float">
            <text:p>639</text:p>
          </table:table-cell>
          <table:table-cell table:formula="of:=SUM([.S2:.S93])" office:value-type="float" office:value="89" calcext:value-type="float">
            <text:p>89</text:p>
          </table:table-cell>
          <table:table-cell table:formula="of:=SUM([.T2:.T93])" office:value-type="float" office:value="2" calcext:value-type="float">
            <text:p>2</text:p>
          </table:table-cell>
          <table:table-cell table:formula="of:=SUM([.U2:.U93])" office:value-type="float" office:value="48" calcext:value-type="float">
            <text:p>48</text:p>
          </table:table-cell>
          <table:table-cell table:formula="of:=SUM([.V2:.V93])" office:value-type="float" office:value="690" calcext:value-type="float">
            <text:p>690</text:p>
          </table:table-cell>
          <table:table-cell table:formula="of:=SUM([.W2:.W93])" office:value-type="float" office:value="9" calcext:value-type="float">
            <text:p>9</text:p>
          </table:table-cell>
          <table:table-cell table:formula="of:=SUM([.X2:.X93])" office:value-type="float" office:value="0" calcext:value-type="float">
            <text:p>0</text:p>
          </table:table-cell>
          <table:table-cell table:formula="of:=SUM([.Y2:.Y93])" office:value-type="float" office:value="1" calcext:value-type="float">
            <text:p>1</text:p>
          </table:table-cell>
          <table:table-cell table:formula="of:=SUM([.Z2:.Z93])" office:value-type="float" office:value="615" calcext:value-type="float">
            <text:p>615</text:p>
          </table:table-cell>
          <table:table-cell table:formula="of:=SUM([.AA2:.AA93])" office:value-type="float" office:value="86" calcext:value-type="float">
            <text:p>86</text:p>
          </table:table-cell>
          <table:table-cell table:formula="of:=SUM([.AB2:.AB93])" office:value-type="float" office:value="7" calcext:value-type="float">
            <text:p>7</text:p>
          </table:table-cell>
          <table:table-cell table:formula="of:=SUM([.AC2:.AC93])" office:value-type="float" office:value="603" calcext:value-type="float">
            <text:p>603</text:p>
          </table:table-cell>
          <table:table-cell table:formula="of:=SUM([.AD2:.AD93])" office:value-type="float" office:value="0" calcext:value-type="float">
            <text:p>0</text:p>
          </table:table-cell>
          <table:table-cell table:formula="of:=SUM([.AE2:.AE93])" office:value-type="float" office:value="5" calcext:value-type="float">
            <text:p>5</text:p>
          </table:table-cell>
          <table:table-cell table:formula="of:=SUM([.AF2:.AF93])" office:value-type="float" office:value="201" calcext:value-type="float">
            <text:p>201</text:p>
          </table:table-cell>
          <table:table-cell table:formula="of:=SUM([.AG2:.AG93])" office:value-type="float" office:value="0" calcext:value-type="float">
            <text:p>0</text:p>
          </table:table-cell>
          <table:table-cell table:formula="of:=SUM([.AH2:.AH93])" office:value-type="float" office:value="365" calcext:value-type="float">
            <text:p>365</text:p>
          </table:table-cell>
          <table:table-cell table:style-name="ce1" table:formula="of:=SUM([.AI2:.AI93])" office:value-type="float" office:value="7075" calcext:value-type="float">
            <text:p>7075</text:p>
          </table:table-cell>
          <table:table-cell table:formula="of:=SUM([.AJ2:.AJ93])" office:value-type="float" office:value="485" calcext:value-type="float">
            <text:p>485</text:p>
          </table:table-cell>
          <table:table-cell table:formula="of:=SUM([.AK2:.AK93])" office:value-type="float" office:value="99" calcext:value-type="float">
            <text:p>99</text:p>
          </table:table-cell>
          <table:table-cell table:formula="of:=SUM([.AL2:.AL93])" office:value-type="float" office:value="121" calcext:value-type="float">
            <text:p>121</text:p>
          </table:table-cell>
          <table:table-cell table:formula="of:=SUM([.AM2:.AM93])" office:value-type="float" office:value="171" calcext:value-type="float">
            <text:p>171</text:p>
          </table:table-cell>
          <table:table-cell table:formula="of:=SUM([.AN2:.AN93])" office:value-type="float" office:value="26" calcext:value-type="float">
            <text:p>26</text:p>
          </table:table-cell>
          <table:table-cell table:formula="of:=SUM([.AO2:.AO93])" office:value-type="float" office:value="804" calcext:value-type="float">
            <text:p>804</text:p>
          </table:table-cell>
          <table:table-cell table:formula="of:=SUM([.AP2:.AP93])" office:value-type="float" office:value="393" calcext:value-type="float">
            <text:p>393</text:p>
          </table:table-cell>
          <table:table-cell table:formula="of:=SUM([.AQ2:.AQ93])" office:value-type="float" office:value="1093" calcext:value-type="float">
            <text:p>1093</text:p>
          </table:table-cell>
          <table:table-cell table:formula="of:=SUM([.AR2:.AR93])" office:value-type="float" office:value="81" calcext:value-type="float">
            <text:p>81</text:p>
          </table:table-cell>
          <table:table-cell table:formula="of:=SUM([.AS2:.AS93])" office:value-type="float" office:value="1458" calcext:value-type="float">
            <text:p>1458</text:p>
          </table:table-cell>
          <table:table-cell table:formula="of:=SUM([.AT2:.AT93])" office:value-type="float" office:value="161" calcext:value-type="float">
            <text:p>161</text:p>
          </table:table-cell>
          <table:table-cell table:formula="of:=SUM([.AU2:.AU93])" office:value-type="float" office:value="1" calcext:value-type="float">
            <text:p>1</text:p>
          </table:table-cell>
          <table:table-cell table:formula="of:=SUM([.AV2:.AV93])" office:value-type="float" office:value="2" calcext:value-type="float">
            <text:p>2</text:p>
          </table:table-cell>
          <table:table-cell table:formula="of:=SUM([.AW2:.AW93])" office:value-type="float" office:value="360" calcext:value-type="float">
            <text:p>360</text:p>
          </table:table-cell>
          <table:table-cell table:formula="of:=SUM([.AX2:.AX93])" office:value-type="float" office:value="5206" calcext:value-type="float">
            <text:p>5206</text:p>
          </table:table-cell>
          <table:table-cell table:formula="of:=SUM([.AY2:.AY93])" office:value-type="float" office:value="2138" calcext:value-type="float">
            <text:p>2138</text:p>
          </table:table-cell>
          <table:table-cell table:formula="of:=SUM([.AZ2:.AZ93])" office:value-type="float" office:value="190" calcext:value-type="float">
            <text:p>1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9T21:44:56.752611841</dc:date>
    <meta:editing-duration>PT1M31S</meta:editing-duration>
    <meta:editing-cycles>1</meta:editing-cycles>
    <meta:document-statistic meta:table-count="1" meta:cell-count="4934" meta:object-count="0"/>
    <meta:generator>LibreOffice/24.8.0.3$Linux_X86_64 LibreOffice_project/0bdf1299c94fe897b119f97f3c613e9dca6be583</meta:generator>
  </office:meta>
</office:document-meta>
</file>